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9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Media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Valeur Unicode (Ctrl U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BASE((([.A2]*588)+([.B2]*28)+[.C2])+44032;16)" office:value-type="string" office:string-value="C0AC" calcext:value-type="string">
            <text:p>C0AC</text:p>
          </table:table-cell>
          <table:table-cell/>
          <table:table-cell table:style-name="ce2" office:value-type="string" calcext:value-type="string">
            <text:p>((initial * 588) + (medial * 28) + final) + 440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BASE([.A3]*588+[.B3]*28+[.C3]+44032;16)" office:value-type="string" office:string-value="B2E8" calcext:value-type="string">
            <text:p>B2E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formula="of:=BASE([.A4]*588+[.B4]*28+[.C4]+44032;16)" office:value-type="string" office:string-value="BA49" calcext:value-type="string">
            <text:p>BA4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BASE([.A5]*588+[.B5]*28+[.C5]+44032;16)" office:value-type="string" office:string-value="C778" calcext:value-type="string">
            <text:p>C77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BASE([.A6]*588+[.B6]*28+[.C6]+44032;16)" office:value-type="string" office:string-value="AC00" calcext:value-type="string">
            <text:p>AC0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BASE([.A7]*588+[.B7]*28+[.C7]+44032;16)" office:value-type="string" office:string-value="C804" calcext:value-type="string">
            <text:p>C80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BASE([.A8]*588+[.B8]*28+[.C8]+44032;16)" office:value-type="string" office:string-value="C138" calcext:value-type="string">
            <text:p>C13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BASE([.A9]*588+[.B9]*28+[.C9]+44032;16)" office:value-type="string" office:string-value="ACC4" calcext:value-type="string">
            <text:p>ACC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BASE([.A10]*588+[.B10]*28+[.C10]+44032;16)" office:value-type="string" office:string-value="AC00" calcext:value-type="string">
            <text:p>AC0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BASE([.A11]*588+[.B11]*28+[.C11]+44032;16)" office:value-type="string" office:string-value="D569" calcext:value-type="string">
            <text:p>D56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BASE([.A12]*588+[.B12]*28+[.C12]+44032;16)" office:value-type="string" office:string-value="AE30" calcext:value-type="string">
            <text:p>AE3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BASE([.A13]*588+[.B13]*28+[.C13]+44032;16)" office:value-type="string" office:string-value="B3C4" calcext:value-type="string">
            <text:p>B3C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BASE([.A14]*588+[.B14]*28+[.C14]+44032;16)" office:value-type="string" office:string-value="AC00" calcext:value-type="string">
            <text:p>AC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BASE([.A15]*588+[.B15]*28+[.C15]+44032;16)" office:value-type="string" office:string-value="C5F0" calcext:value-type="string">
            <text:p>C5F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BASE([.A16]*588+[.B16]*28+[.C16]+44032;16)" office:value-type="string" office:string-value="B9F4" calcext:value-type="string">
            <text:p>B9F4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Voir : <text:a xlink:href="http://www.programminginkorean.com/programming/hangul-in-unicode/composing-syllables-in-unicode/" xlink:type="simple">http://www.programminginkorean.com/programming/hangul-in-unicode/composing-syllables-in-unicode/</text:a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 style:data-style-name="N2" text:time-value="16:43:53.188338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43:57.675930846</meta:creation-date>
    <meta:editing-duration>PT14M</meta:editing-duration>
    <meta:editing-cycles>3</meta:editing-cycles>
    <meta:generator>LibreOffice/5.2.7.2$Linux_X86_64 LibreOffice_project/20m0$Build-2</meta:generator>
    <dc:date>2017-09-06T17:08:05.809833924</dc:date>
    <meta:document-statistic meta:table-count="1" meta:cell-count="56" meta:object-count="0"/>
  </office:meta>
</office:document-meta>
</file>